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9665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alance sheet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inventory.A2:inventory.C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2:41:58.357106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2-03-30T12:08:47.310281781</dc:date>
    <meta:editing-duration>P2DT11H47M31S</meta:editing-duration>
    <meta:editing-cycles>6</meta:editing-cycles>
    <meta:generator>LibreOffice/7.2.5.2$Linux_X86_64 LibreOffice_project/20$Build-2</meta:generator>
    <meta:document-statistic meta:table-count="4" meta:cell-count="307" meta:object-count="0"/>
  </office:meta>
</office:document-meta>
</file>